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6" style:family="paragraph" style:parent-style-name="Table_20_Contents">
      <style:paragraph-properties fo:margin-left="1.251cm" fo:margin-right="0cm" fo:text-indent="0cm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1.251cm" fo:margin-right="0cm" fo:text-indent="0cm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8" style:family="paragraph" style:parent-style-name="Table_20_Contents">
      <style:paragraph-properties fo:margin-left="1.251cm" fo:margin-right="0cm" fo:text-indent="0cm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10" style:family="paragraph" style:parent-style-name="Table_20_Contents">
      <style:paragraph-properties fo:margin-left="1.251cm" fo:margin-right="0cm" fo:text-indent="0cm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Liberation Mono" fo:font-size="9pt" style:text-underline-style="solid" style:text-underline-width="auto" style:text-underline-color="font-color" fo:font-weight="bold" style:font-name-asian="Monospace" style:font-size-asian="9pt" style:font-weight-asian="bold" style:font-name-complex="Monospace" style:font-size-complex="9pt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3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24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6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27" style:family="paragraph" style:parent-style-name="Table_20_Contents">
      <style:paragraph-properties fo:margin-left="2.501cm" fo:margin-right="0cm" fo:text-indent="0cm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28" style:family="paragraph" style:parent-style-name="Table_20_Contents">
      <style:paragraph-properties fo:margin-left="2.501cm" fo:margin-right="0cm" fo:text-indent="0cm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9" style:family="paragraph" style:parent-style-name="Table_20_Contents">
      <style:paragraph-properties fo:margin-left="2.501cm" fo:margin-right="0cm" fo:text-indent="0cm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0" style:family="paragraph" style:parent-style-name="Table_20_Contents">
      <style:paragraph-properties fo:margin-left="2.501cm" fo:margin-right="0cm" fo:text-indent="0cm" style:auto-text-indent="false"/>
      <style:text-properties fo:color="#000080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32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3" style:family="paragraph" style:parent-style-name="Table_20_Contents" style:list-style-name="L2">
      <style:text-properties fo:font-weight="normal" style:font-weight-asian="normal" style:font-weight-complex="normal"/>
    </style:style>
    <style:style style:name="P34" style:family="paragraph" style:parent-style-name="Table_20_Contents" style:list-style-name="L2">
      <style:paragraph-properties fo:margin-left="3.752cm" fo:margin-right="0cm" fo:text-indent="-0.635cm" style:auto-text-indent="false"/>
      <style:text-properties fo:font-weight="normal" style:font-weight-asian="normal" style:font-weight-complex="normal"/>
    </style:style>
    <style:style style:name="P35" style:family="paragraph" style:parent-style-name="Table_20_Contents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36" style:family="paragraph" style:parent-style-name="Standard" style:list-style-name="L3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37" style:family="paragraph" style:parent-style-name="Standard" style:list-style-name="L3">
      <style:text-properties fo:color="#0000ff" style:font-name="Liberation Sans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 style:list-style-name="L3">
      <style:paragraph-properties fo:margin-left="0cm" fo:margin-right="0cm" fo:text-indent="0cm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3" style:family="text">
      <style:text-properties fo:color="#0000ff" style:font-name="Liberation Sans" fo:font-size="10.5pt" style:text-underline-style="none" style:font-name-asian="Monospace" style:font-size-asian="10.5pt" style:font-name-complex="Monospace" style:font-size-complex="10.5pt"/>
    </style:style>
    <style:style style:name="T4" style:family="text"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style:font-name="Liberation Sans" style:text-underline-style="none" style:font-name-asian="Monospace" style:font-name-complex="Monospace"/>
    </style:style>
    <style:style style:name="T6" style:family="text">
      <style:text-properties style:font-name="Liberation Sans" style:text-underline-style="none" fo:font-weight="normal" style:font-name-asian="Monospace" style:font-weight-asian="normal" style:font-name-complex="Monospace" style:font-weight-complex="normal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style:font-name="Liberation Sans" fo:font-size="10pt" style:text-underline-style="none" style:font-name-asian="Monospace" style:font-size-asian="10pt" style:font-name-complex="Monospace" style:font-size-complex="10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style:font-name-asian="Monospace" style:font-name-complex="Monospace"/>
    </style:style>
    <style:style style:name="T13" style:family="text">
      <style:text-properties style:text-underline-style="none" fo:font-weight="bold" style:font-name-asian="Monospace" style:font-weight-asian="bold" style:font-name-complex="Monospace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80" fo:font-size="10.5pt" style:text-underline-style="none" fo:font-weight="normal" style:font-size-asian="10.5pt" style:font-weight-asian="normal" style:font-size-complex="10.5pt" style:font-weight-complex="normal"/>
    </style:style>
    <style:style style:name="T16" style:family="text">
      <style:text-properties fo:color="#000080" fo:font-size="10pt" style:text-underline-style="none" style:font-size-asian="10pt" style:font-size-complex="10pt"/>
    </style:style>
    <style:style style:name="T17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ize="10.5pt" style:text-underline-style="none" style:font-size-asian="10.5pt" style:font-size-complex="10.5pt"/>
    </style:style>
    <style:style style:name="T23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24" style:family="text">
      <style:text-properties fo:font-size="10.5pt" fo:font-style="italic" style:text-underline-style="none" style:font-size-asian="10.5pt" style:font-style-asian="italic" style:font-size-complex="10.5pt" style:font-style-complex="italic"/>
    </style:style>
    <style:style style:name="T25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fo:font-size="10pt" style:text-underline-style="none" style:font-size-asian="10pt" style:font-size-complex="10pt"/>
    </style:style>
    <style:style style:name="T28" style:family="text">
      <style:text-properties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perties Class</text:p>
      <text:p text:style-name="P24"/>
      <text:p text:style-name="P5"><text:span text:style-name="T18">The Properties</text:span><text:span text:style-name="T7"> class is</text:span><text:span text:style-name="T8"> a general purpose container class.</text:span></text:p>
      <text:p text:style-name="P3"/>
      <text:p text:style-name="P4">Design criteria and considerations</text:p>
      <text:p text:style-name="P1"/>
      <text:p text:style-name="P20">Among the design considerations for the Properties class are:</text:p>
      <text:p text:style-name="P1"/>
      <text:list xml:id="list411949526" text:style-name="L1">
        <text:list-item>
          <text:p text:style-name="P32">The class calls PrintU\FormatArray to implement the __toString() method;</text:p>
        </text:list-item>
        <text:list-item>
          <text:p text:style-name="P32">The class calls Properties\Exception to notify the caller about an error situation;</text:p>
        </text:list-item>
        <text:list-item>
          <text:p text:style-name="P32">The class implements the ArrayAccess interface.</text:p>
        </text:list-item>
      </text:list>
      <text:p text:style-name="P1"/>
      <text:p text:style-name="P2">Coding</text:p>
      <text:p text:style-name="P1"/>
      <text:p text:style-name="P1">The Properties class contains <text:span text:style-name="T14">no</text:span> properties.</text:p>
      <text:p text:style-name="P1"/>
      <text:p text:style-name="Table_20_Contents"><text:span text:style-name="T1">The </text:span><text:span text:style-name="T2">Properties</text:span><text:span text:style-name="T1"> class contains the following methods. <text:s/></text:span></text:p>
      <text:p text:style-name="P1"/>
      <text:p text:style-name="P9">__construct</text:p>
      <text:p text:style-name="P6"/>
      <text:p text:style-name="P6">The class constructor:</text:p>
      <text:p text:style-name="P6"/>
      <text:p text:style-name="P15">/**</text:p>
      <text:p text:style-name="P14"><text:s/>* __construct</text:p>
      <text:p text:style-name="P14"><text:s/>*</text:p>
      <text:p text:style-name="P14"><text:s/>* Class constructor</text:p>
      <text:p text:style-name="P14"><text:s/>* @param array|object $properties = (optional) properties to initialize</text:p>
      <text:p text:style-name="P14"><text:s/>*/</text:p>
      <text:p text:style-name="P14">public function __construct($properties=null)</text:p>
      <text:p text:style-name="P14">{</text:p>
      <text:p text:style-name="P14"><text:tab/>if ($properties)</text:p>
      <text:p text:style-name="P14"><text:tab/>{</text:p>
      <text:p text:style-name="P14"><text:tab/><text:tab/>if (is_object($properties))</text:p>
      <text:p text:style-name="P14"><text:tab/><text:tab/>{</text:p>
      <text:p text:style-name="P14"><text:tab/><text:tab/><text:tab/>$properties = $properties-&gt;properties();</text:p>
      <text:p text:style-name="P14"><text:tab/><text:tab/>}</text:p>
      <text:p text:style-name="P14"/>
      <text:p text:style-name="P14"><text:tab/><text:tab/>if (! is_array($properties))</text:p>
      <text:p text:style-name="P14"><text:tab/><text:tab/>{</text:p>
      <text:p text:style-name="P14"><text:tab/><text:tab/><text:tab/>$properties = array($properties);</text:p>
      <text:p text:style-name="P14"><text:tab/><text:tab/>}</text:p>
      <text:p text:style-name="P14"/>
      <text:p text:style-name="P14"><text:tab/><text:tab/>$this-&gt;setProperties($properties);</text:p>
      <text:p text:style-name="P14"><text:tab/>}</text:p>
      <text:p text:style-name="P14">}</text:p>
      <text:p text:style-name="P6"/>
      <text:p text:style-name="P6">The class constructor expects a single, optional parameter:</text:p>
      <text:p text:style-name="P6"/>
      <text:p text:style-name="P27"><text:span text:style-name="T16">$properties</text:span><text:span text:style-name="T23"><text:tab/>An array or instance of the Library\Properties class containing initial values</text:span></text:p>
      <text:p text:style-name="P21"/>
      <text:p text:style-name="P9"><text:span text:style-name="T23">If the </text:span><text:span text:style-name="T27">$properties</text:span><text:span text:style-name="T23"> parameter is an instance object, the </text:span><text:span text:style-name="T16">Properties::properties()</text:span><text:span text:style-name="T23"> method is used to get an associative array of the initial variable names and values, which replaces the original value in</text:span><text:span text:style-name="T16"> $properties</text:span><text:span text:style-name="T23">.</text:span></text:p>
      <text:p text:style-name="P6"/>
      <text:p text:style-name="P9"><text:span text:style-name="T23">The setProperties method is called to process the </text:span><text:span text:style-name="T27">$propertie</text:span><text:span text:style-name="T23">s array.</text:span></text:p>
      <text:p text:style-name="P6"/>
      <text:p text:style-name="P6"/>
      <text:p text:style-name="P6"/>
      <text:p text:style-name="P11"/>
      <text:p text:style-name="P9">__set</text:p>
      <text:p text:style-name="P6"/>
      <text:p text:style-name="P9"><text:span text:style-name="T23">__set is a 'magic' function which is called when a property is the object of an assignment (e. g. - </text:span><text:span text:style-name="T24">$property-&gt;counter = 2;</text:span><text:span text:style-name="T23">)</text:span></text:p>
      <text:p text:style-name="P6"/>
      <text:p text:style-name="P15">/**</text:p>
      <text:p text:style-name="P16"><text:s/>* __set</text:p>
      <text:p text:style-name="P16"><text:s/>*</text:p>
      <text:p text:style-name="P16"><text:s/>* Set a property to a value</text:p>
      <text:p text:style-name="P16"><text:s/>* @param string $property = property name</text:p>
      <text:p text:style-name="P16"><text:s/>* @param mixed $value = property value</text:p>
      <text:p text:style-name="P16"><text:s/>*/</text:p>
      <text:p text:style-name="P16">public function __set($property, $value)</text:p>
      <text:p text:style-name="P16">{</text:p>
      <text:p text:style-name="P16"><text:tab/>$this-&gt;$property = $value;</text:p>
      <text:p text:style-name="P16">}</text:p>
      <text:p text:style-name="P6"/>
      <text:p text:style-name="P9"><text:span text:style-name="T23">The </text:span><text:span text:style-name="T22">__set</text:span><text:span text:style-name="T23"> method expects 2 mandatory parameters:</text:span></text:p>
      <text:p text:style-name="P6"/>
      <text:p text:style-name="P27"><text:span text:style-name="T16">$property</text:span><text:span text:style-name="T23"> <text:s/>= name of the property (variable) to assign the value to</text:span></text:p>
      <text:p text:style-name="P27"><text:span text:style-name="T16">$value</text:span><text:span text:style-name="T26"> </text:span><text:span text:style-name="T23"><text:s text:c="6"/>= value to assign to </text:span><text:span text:style-name="T16">$property</text:span></text:p>
      <text:p text:style-name="P6"/>
      <text:p text:style-name="P9"><text:span text:style-name="T23">The </text:span><text:span text:style-name="T16">$property</text:span><text:span text:style-name="T23"> is used as the name of a</text:span><text:span text:style-name="T25"> </text:span><text:span text:style-name="T24">variable</text:span><text:span text:style-name="T23"> variable (or </text:span><text:span text:style-name="T24">dynamic</text:span><text:span text:style-name="T23"> variable) and is used to store the indicated </text:span><text:span text:style-name="T16">$value</text:span><text:span text:style-name="T23">.</text:span></text:p>
      <text:p text:style-name="P6"/>
      <text:p text:style-name="P6"/>
      <text:p text:style-name="P9">__get</text:p>
      <text:p text:style-name="P6"/>
      <text:p text:style-name="P9"><text:span text:style-name="T23">__get is a 'magic' function which is called when a property is being queried for its contained value (e.g. - </text:span><text:span text:style-name="T24">$counter = $property-&gt;counter;</text:span><text:span text:style-name="T23">)</text:span></text:p>
      <text:p text:style-name="P6"/>
      <text:p text:style-name="P15">/**</text:p>
      <text:p text:style-name="P14"><text:s/>* __get</text:p>
      <text:p text:style-name="P14"><text:s/>*</text:p>
      <text:p text:style-name="P14"><text:s/>* Get a property value</text:p>
      <text:p text:style-name="P14"><text:s/>* @param string $property = name of the property to get</text:p>
      <text:p text:style-name="P14"><text:s/>* @return mixed $value = property value, null if not set</text:p>
      <text:p text:style-name="P14"><text:s/>*/</text:p>
      <text:p text:style-name="P14">public function __get($property)</text:p>
      <text:p text:style-name="P14">{</text:p>
      <text:p text:style-name="P14"><text:tab/>if (! isset($this-&gt;{$property}))</text:p>
      <text:p text:style-name="P14"><text:tab/>{</text:p>
      <text:p text:style-name="P14"><text:tab/><text:tab/>return null;</text:p>
      <text:p text:style-name="P14"><text:tab/>}</text:p>
      <text:p text:style-name="P14"/>
      <text:p text:style-name="P14"><text:tab/>return $this-&gt;{$property};</text:p>
      <text:p text:style-name="P14">}</text:p>
      <text:p text:style-name="P6"/>
      <text:p text:style-name="P6">The <text:span text:style-name="T17">__get</text:span> method expects a single, mandatory parameter:</text:p>
      <text:p text:style-name="P6"/>
      <text:p text:style-name="P28"><text:span text:style-name="T17">$property</text:span> = name of the property (variable) to query</text:p>
      <text:p text:style-name="P28"/>
      <text:p text:style-name="P6">The <text:span text:style-name="T29">$property</text:span> is used as the name of a <text:span text:style-name="T19">variable</text:span> variable (or <text:span text:style-name="T19">dynamic</text:span> variable) and is used to fetch and return the indicated <text:span text:style-name="T14">$value</text:span>, if the variable exists, or <text:span text:style-name="T19">null</text:span> if it does not exist.</text:p>
      <text:p text:style-name="P6"/>
      <text:p text:style-name="P10"/>
      <text:p text:style-name="P9">get</text:p>
      <text:p text:style-name="P6"/>
      <text:p text:style-name="P6">The <text:span text:style-name="T29">get</text:span> method r<text:span text:style-name="T30">eturns a property value by reference (only works in PHP version 5.4.0 or latter).</text:span></text:p>
      <text:p text:style-name="P6"/>
      <text:p text:style-name="P15">/**</text:p>
      <text:p text:style-name="P14"><text:s/>* get</text:p>
      <text:p text:style-name="P14"><text:s/>*</text:p>
      <text:p text:style-name="P14"><text:s/>* Returns a property value by reference</text:p>
      <text:p text:style-name="P14"><text:s/>* @param mixed $property = property to get</text:p>
      <text:p text:style-name="P14"><text:s/>* @return mixed $value = value of property</text:p>
      <text:p text:style-name="P14"><text:s/>*/</text:p>
      <text:p text:style-name="P14">public function &amp;get($property)</text:p>
      <text:p text:style-name="P14">{</text:p>
      <text:p text:style-name="P14"><text:tab/>if ($this-&gt;exists($property))</text:p>
      <text:p text:style-name="P14"><text:tab/>{</text:p>
      <text:p text:style-name="P14"><text:tab/><text:tab/>return $this-&gt;{$property};</text:p>
      <text:p text:style-name="P14"><text:tab/>}</text:p>
      <text:p text:style-name="P14"/>
      <text:p text:style-name="P14"><text:tab/>return null;</text:p>
      <text:p text:style-name="P14">}</text:p>
      <text:p text:style-name="P6"/>
      <text:p text:style-name="P6">The <text:span text:style-name="T17">get</text:span> method expects a single, mandatory parameter:</text:p>
      <text:p text:style-name="P6"/>
      <text:p text:style-name="P28"><text:span text:style-name="T17">$property</text:span> = name of the property (variable) to query</text:p>
      <text:p text:style-name="P28"/>
      <text:p text:style-name="P6">The <text:span text:style-name="T29">$property</text:span> is used as the name of a <text:span text:style-name="T19">variable</text:span> variable (or <text:span text:style-name="T19">dynamic</text:span> variable) and is used to fetch and return a reference to the indicated <text:span text:style-name="T14">$property</text:span>, if it exists, or <text:span text:style-name="T19">null</text:span> if it does not exist.</text:p>
      <text:p text:style-name="P6"/>
      <text:p text:style-name="P6"/>
      <text:p text:style-name="P9">delete</text:p>
      <text:p text:style-name="P6"/>
      <text:p text:style-name="P6">Unset (delete) the property</text:p>
      <text:p text:style-name="P6"/>
      <text:p text:style-name="P15">/**</text:p>
      <text:p text:style-name="P14"><text:s/>* delete</text:p>
      <text:p text:style-name="P14"><text:s/>*</text:p>
      <text:p text:style-name="P14"><text:s/>* unset the property</text:p>
      <text:p text:style-name="P14"><text:s/>* @param $property = name of the property to unset</text:p>
      <text:p text:style-name="P14"><text:s/>*/</text:p>
      <text:p text:style-name="P14">public function delete($property)</text:p>
      <text:p text:style-name="P14">{</text:p>
      <text:p text:style-name="P14"><text:tab/>if ($this-&gt;exists($property))</text:p>
      <text:p text:style-name="P14"><text:tab/>{</text:p>
      <text:p text:style-name="P14"><text:tab/><text:tab/>unset($this-&gt;{$property});</text:p>
      <text:p text:style-name="P14"><text:tab/>}</text:p>
      <text:p text:style-name="P14">}</text:p>
      <text:p text:style-name="P6"/>
      <text:p text:style-name="P6">The <text:span text:style-name="T17">delete</text:span> method expects a single, mandatory parameter:</text:p>
      <text:p text:style-name="P6"/>
      <text:p text:style-name="P28"><text:span text:style-name="T17">$property</text:span> = name of the property (variable) to delete</text:p>
      <text:p text:style-name="P6"/>
      <text:p text:style-name="P7"><text:span text:style-name="T11">If the requested </text:span><text:span text:style-name="T27">$property</text:span><text:span text:style-name="T11"> exists, it is </text:span><text:span text:style-name="T21">unset</text:span><text:span text:style-name="T11"> (deleted).</text:span></text:p>
      <text:p text:style-name="P7"/>
      <text:p text:style-name="P7"/>
      <text:p text:style-name="P11">unsetProperties</text:p>
      <text:p text:style-name="P6"/>
      <text:p text:style-name="P6">Unset property values from an array of property names.</text:p>
      <text:p text:style-name="P6"/>
      <text:p text:style-name="P15">/**</text:p>
      <text:p text:style-name="P14"><text:s/>* unsetProperties</text:p>
      <text:p text:style-name="P14"><text:s/>*</text:p>
      <text:p text:style-name="P14"><text:s/>* Unset property values from an array of property names</text:p>
      <text:p text:style-name="P14"><text:s/>* @param array $properties = array containing property names to unset</text:p>
      <text:p text:style-name="P14"><text:s/>* @throws \Library\Properties\Exception</text:p>
      <text:p text:style-name="P14"><text:s/>*/</text:p>
      <text:p text:style-name="P14">public function unsetProperties($properties)</text:p>
      <text:p text:style-name="P14">{</text:p>
      <text:p text:style-name="P14"><text:tab/>if ((! is_array($properties)) || (count($properties) == 0))</text:p>
      <text:p text:style-name="P14"><text:tab/>{</text:p>
      <text:p text:style-name="P14"><text:tab/><text:tab/>$this-&gt;throwException('MissingPropertiesArray');</text:p>
      <text:p text:style-name="P14"><text:tab/>}</text:p>
      <text:p text:style-name="P14"/>
      <text:p text:style-name="P14"><text:tab/>foreach($properties as $index =&gt; $property)</text:p>
      <text:p text:style-name="P14"><text:tab/>{</text:p>
      <text:p text:style-name="P14"><text:tab/><text:tab/>$this-&gt;delete($property);</text:p>
      <text:p text:style-name="P14"><text:tab/>}</text:p>
      <text:p text:style-name="P14">}</text:p>
      <text:p text:style-name="P6"/>
      <text:p text:style-name="P6">The <text:span text:style-name="T17">unsetProperties</text:span> method expects a single, mandatory parameter:</text:p>
      <text:p text:style-name="P6"/>
      <text:p text:style-name="P28"><text:span text:style-name="T17">$properties</text:span> = an array containing the names of the properties (variables) to delete</text:p>
      <text:p text:style-name="P6"/>
      <text:p text:style-name="P7"><text:span text:style-name="T6">If </text:span><text:span text:style-name="T9">$properties</text:span><text:span text:style-name="T6"> is not an array, or the array is empty, a Properties\Exception is thrown.</text:span></text:p>
      <text:p text:style-name="P6"/>
      <text:p text:style-name="P7"><text:span text:style-name="T6">Each item in the </text:span><text:span text:style-name="T9">$properties</text:span><text:span text:style-name="T6"> array is iterated through and the corresponding </text:span><text:span text:style-name="T9">$property</text:span><text:span text:style-name="T6"> is deleted, if it exists.</text:span></text:p>
      <text:p text:style-name="P6"/>
      <text:p text:style-name="P6"/>
      <text:p text:style-name="P9">SetProperties</text:p>
      <text:p text:style-name="P6"/>
      <text:p text:style-name="P6">Set property values from an associative array.</text:p>
      <text:p text:style-name="P6"/>
      <text:p text:style-name="P15">/**</text:p>
      <text:p text:style-name="P14"><text:s/>* setProperties</text:p>
      <text:p text:style-name="P14"><text:s/>*</text:p>
      <text:p text:style-name="P14"><text:s/>* Set property values from an associative array</text:p>
      <text:p text:style-name="P14"><text:s/>* @param array $properties = array containing property names and values to set</text:p>
      <text:p text:style-name="P14"><text:s/>* @param boolean $replace = (optional) replace existing values if true,</text:p>
      <text:p text:style-name="P14"><text:s/>* <text:s text:c="37"/>don't if false (default = true)</text:p>
      <text:p text:style-name="P14"><text:s/>* @throws \Library\Properties\Exception</text:p>
      <text:p text:style-name="P14"><text:s/>*/</text:p>
      <text:p text:style-name="P14">public function setProperties($properties, $replace=true)</text:p>
      <text:p text:style-name="P14">{</text:p>
      <text:p text:style-name="P14"><text:tab/>if ((! is_array($properties)) || (count($properties) == 0))</text:p>
      <text:p text:style-name="P14"><text:tab/>{</text:p>
      <text:p text:style-name="P14"><text:tab/><text:tab/>$this-&gt;throwException('MissingPropertiesArray');</text:p>
      <text:p text:style-name="P14"><text:tab/>}</text:p>
      <text:p text:style-name="P14"><text:tab/>foreach($properties as $property =&gt; $value)</text:p>
      <text:p text:style-name="P14"><text:tab/>{</text:p>
      <text:p text:style-name="P14"><text:tab/><text:tab/>$exists = $this-&gt;exists($property);</text:p>
      <text:p text:style-name="P14"><text:tab/><text:tab/>if ((! $exists) || ($exists &amp;&amp; $replace))</text:p>
      <text:p text:style-name="P14"><text:tab/><text:tab/>{</text:p>
      <text:p text:style-name="P14"><text:tab/><text:tab/><text:tab/>$this-&gt;__set($property, $value);</text:p>
      <text:p text:style-name="P14"><text:tab/><text:tab/>}</text:p>
      <text:p text:style-name="P14"><text:tab/>}</text:p>
      <text:p text:style-name="P14">}</text:p>
      <text:p text:style-name="P6"><text:soft-page-break/>The <text:span text:style-name="T17">setProperties</text:span> method expects a single, mandatory parameter:</text:p>
      <text:p text:style-name="P6"/>
      <text:p text:style-name="P28"><text:span text:style-name="T17">$properties</text:span> = an array containing the names and values of the properties (variables) to set</text:p>
      <text:p text:style-name="P6"/>
      <text:p text:style-name="P6">And a single, optional parameter:</text:p>
      <text:p text:style-name="P6"/>
      <text:p text:style-name="P29"><text:span text:style-name="T9">$replace</text:span><text:span text:style-name="T6"> = a boolean variable set to true to allow replacing an existing variable's value.</text:span></text:p>
      <text:p text:style-name="P28"/>
      <text:p text:style-name="P7"><text:span text:style-name="T6">If </text:span><text:span text:style-name="T9">$properties</text:span><text:span text:style-name="T6"> is not an array, or the array is empty, a Properties\Exception is thrown.</text:span></text:p>
      <text:p text:style-name="P6"/>
      <text:p text:style-name="P7"><text:span text:style-name="T6">Each item in the </text:span><text:span text:style-name="T9">$properties</text:span><text:span text:style-name="T6"> array is iterated through and the corresponding </text:span><text:span text:style-name="T9">$property</text:span><text:span text:style-name="T6"> is checked:</text:span></text:p>
      <text:list xml:id="list122616692" text:style-name="L2">
        <text:list-item>
          <text:p text:style-name="P33"><text:span text:style-name="T3">If </text:span><text:span text:style-name="T4">$property</text:span><text:span text:style-name="T3"> exists the value in </text:span><text:span text:style-name="T4">$replace</text:span><text:span text:style-name="T3"> is checked:</text:span></text:p>
        </text:list-item>
        <text:list-item>
          <text:p text:style-name="P34"><text:span text:style-name="T3">if </text:span><text:span text:style-name="T4">$replace </text:span><text:span text:style-name="T3">is true, the new value from the array replaces the original value of </text:span><text:span text:style-name="T4">$property</text:span><text:span text:style-name="T3">;</text:span></text:p>
        </text:list-item>
        <text:list-item>
          <text:p text:style-name="P34"><text:span text:style-name="T3">If </text:span><text:span text:style-name="T4">$property</text:span><text:span text:style-name="T3"> is false, the new value is ignored.</text:span></text:p>
        </text:list-item>
        <text:list-item>
          <text:p text:style-name="P35"><text:span text:style-name="T3">If </text:span><text:span text:style-name="T4">$property</text:span><text:span text:style-name="T3"> does not exist, a new </text:span><text:span text:style-name="T4">$property</text:span><text:span text:style-name="T3"> variable is created and </text:span><text:span text:style-name="T4">$value</text:span><text:span text:style-name="T3"> is assigned to it.</text:span></text:p>
        </text:list-item>
      </text:list>
      <text:p text:style-name="P6"/>
      <text:p text:style-name="P6"/>
      <text:p text:style-name="P9">exists</text:p>
      <text:p text:style-name="P6"/>
      <text:p text:style-name="P8"><text:span text:style-name="T10">Return true if property is set, false if not</text:span><text:span text:style-name="T5">:</text:span></text:p>
      <text:p text:style-name="P6"/>
      <text:p text:style-name="P15">/**</text:p>
      <text:p text:style-name="P14"><text:s/>* exists</text:p>
      <text:p text:style-name="P14"><text:s/>*</text:p>
      <text:p text:style-name="P14"><text:s/>* Return true if property is set, false if not</text:p>
      <text:p text:style-name="P14"><text:s/>* @param string $property = name of property to test</text:p>
      <text:p text:style-name="P14"><text:s/>* @return boolean $value = true if set, false if not</text:p>
      <text:p text:style-name="P14"><text:s/>*/</text:p>
      <text:p text:style-name="P14">public function exists($property)</text:p>
      <text:p text:style-name="P14">{</text:p>
      <text:p text:style-name="P14"><text:tab/>return isset($this-&gt;{$property});</text:p>
      <text:p text:style-name="P14">}</text:p>
      <text:p text:style-name="P6"/>
      <text:p text:style-name="P6">The <text:span text:style-name="T17">exists</text:span> method expects a single, mandatory parameter:</text:p>
      <text:p text:style-name="P6"/>
      <text:p text:style-name="P28"><text:span text:style-name="T17">$property</text:span> = name of the property (variable) to test</text:p>
      <text:p text:style-name="P28"/>
      <text:p text:style-name="P6">Returns true if the property is set, false if not.</text:p>
      <text:p text:style-name="P6"/>
      <text:p text:style-name="P9">properties</text:p>
      <text:p text:style-name="P6"/>
      <text:p text:style-name="P6">Return an associative array containing all object properties and their values</text:p>
      <text:p text:style-name="P6"/>
      <text:p text:style-name="P15">/**</text:p>
      <text:p text:style-name="P14"><text:s/>* properties</text:p>
      <text:p text:style-name="P14"><text:s/>*</text:p>
      <text:p text:style-name="P14"><text:s/>* Return an associative array containing all object properties and their values</text:p>
      <text:p text:style-name="P14"><text:s/>* @return array $properties</text:p>
      <text:p text:style-name="P14"><text:s/>*/</text:p>
      <text:p text:style-name="P14">public function properties()</text:p>
      <text:p text:style-name="P14">{</text:p>
      <text:p text:style-name="P14"><text:tab/>return get_object_vars($this);</text:p>
      <text:p text:style-name="P14">}</text:p>
      <text:p text:style-name="P6"/>
      <text:p text:style-name="P6"/>
      <text:p text:style-name="P11">offsetSet</text:p>
      <text:p text:style-name="P6"/>
      <text:p text:style-name="P6">Set the value at the indicated offset</text:p>
      <text:p text:style-name="P6"/>
      <text:p text:style-name="P15">/**</text:p>
      <text:p text:style-name="P14"><text:s/>* offsetSet</text:p>
      <text:p text:style-name="P14"><text:s/>*</text:p>
      <text:p text:style-name="P14"><text:s/>* Set the value at the indicated offset</text:p>
      <text:p text:style-name="P14"><text:s/>* @param mixed $offset = offset to the entry (property name)</text:p>
      <text:p text:style-name="P14"><text:s/>* @param mixed $value = value of property</text:p>
      <text:p text:style-name="P14"><text:s/>*/</text:p>
      <text:p text:style-name="P14">public function offsetSet($offset, $value)</text:p>
      <text:p text:style-name="P14">{</text:p>
      <text:p text:style-name="P14"><text:tab/>$this-&gt;__set($offset, $value);</text:p>
      <text:p text:style-name="P14">}</text:p>
      <text:p text:style-name="P6"/>
      <text:p text:style-name="P9"><text:span text:style-name="T23">The </text:span><text:span text:style-name="T22">offsetSet</text:span><text:span text:style-name="T23"> method expects 2 mandatory parameters:</text:span></text:p>
      <text:p text:style-name="P6"/>
      <text:p text:style-name="P27"><text:span text:style-name="T16">$offset</text:span><text:span text:style-name="T23"> <text:s/>= name of the property (variable) to assign the value to</text:span></text:p>
      <text:p text:style-name="P27"><text:span text:style-name="T16">$value</text:span><text:span text:style-name="T26"> </text:span><text:span text:style-name="T23"><text:s text:c="2"/>= value to assign to </text:span><text:span text:style-name="T16">$property</text:span></text:p>
      <text:p text:style-name="P6"/>
      <text:p text:style-name="P9"><text:span text:style-name="T23">The </text:span><text:span text:style-name="T27">offsetSet</text:span><text:span text:style-name="T23"> method calls the</text:span><text:span text:style-name="T27"> __set</text:span><text:span text:style-name="T23"> method to set the value.</text:span></text:p>
      <text:p text:style-name="P6"/>
      <text:p text:style-name="P6"/>
      <text:p text:style-name="P9">offsetGet</text:p>
      <text:p text:style-name="P6"/>
      <text:p text:style-name="P8"><text:span text:style-name="T10">Get the value at the indicated offset</text:span><text:span text:style-name="T10">.</text:span></text:p>
      <text:p text:style-name="P6"/>
      <text:p text:style-name="P15">/**</text:p>
      <text:p text:style-name="P14"><text:s/>* offsetGet</text:p>
      <text:p text:style-name="P14"><text:s/>*</text:p>
      <text:p text:style-name="P14"><text:s/>* Get the value at the indicated offset</text:p>
      <text:p text:style-name="P14"><text:s/>* @param mixed $offset = offset to the entry (property name)</text:p>
      <text:p text:style-name="P14"><text:s/>* @returns mixed $value = value of property, null if not found</text:p>
      <text:p text:style-name="P14"><text:s/>*/</text:p>
      <text:p text:style-name="P14">public function offsetGet($offset)</text:p>
      <text:p text:style-name="P14">{</text:p>
      <text:p text:style-name="P14"><text:tab/>return $this-&gt;__get($offset);</text:p>
      <text:p text:style-name="P14">}</text:p>
      <text:p text:style-name="P6"/>
      <text:p text:style-name="P9"><text:span text:style-name="T23">The </text:span><text:span text:style-name="T22">offsetGet</text:span><text:span text:style-name="T23"> method expects 1 mandatory parameter:</text:span></text:p>
      <text:p text:style-name="P6"/>
      <text:p text:style-name="P27"><text:span text:style-name="T16">$offset</text:span><text:span text:style-name="T23"> <text:s/>= name of the property (variable) to query</text:span></text:p>
      <text:p text:style-name="P30"/>
      <text:p text:style-name="P9"><text:span text:style-name="T15">The </text:span><text:span text:style-name="T16">offsetGet</text:span><text:span text:style-name="T15"> method calls the </text:span><text:span text:style-name="T16">__get</text:span><text:span text:style-name="T15"> method to get the value to return (null, if the property does not exist).</text:span></text:p>
      <text:p text:style-name="P6"/>
      <text:p text:style-name="P9">offsetExists</text:p>
      <text:p text:style-name="P9"/>
      <text:p text:style-name="P12">Returns true if the offset exists, false if not.</text:p>
      <text:p text:style-name="P13"/>
      <text:p text:style-name="P15">/**</text:p>
      <text:p text:style-name="P14"><text:s/>* offsetExists</text:p>
      <text:p text:style-name="P14"><text:s/>*</text:p>
      <text:p text:style-name="P14"><text:s/>* Returns true if the offset exists, false if not</text:p>
      <text:p text:style-name="P14"><text:s/>* @param mixed $offset = offset (property) to test for existence</text:p>
      <text:p text:style-name="P14"><text:s/>*/</text:p>
      <text:p text:style-name="P14">public function offsetExists($offset)</text:p>
      <text:p text:style-name="P14">{</text:p>
      <text:p text:style-name="P14"><text:tab/>return $this-&gt;exists($offset);</text:p>
      <text:p text:style-name="P14">}</text:p>
      <text:p text:style-name="P9"><text:soft-page-break/><text:span text:style-name="T23">The </text:span><text:span text:style-name="T22">offsetExists</text:span><text:span text:style-name="T23"> method expects 1 mandatory parameter:</text:span></text:p>
      <text:p text:style-name="P6"/>
      <text:p text:style-name="P27"><text:span text:style-name="T16">$offset</text:span><text:span text:style-name="T23"> <text:s/>= name of the property (variable) to test.</text:span></text:p>
      <text:p text:style-name="P6"/>
      <text:p text:style-name="P9"><text:span text:style-name="T23">The </text:span><text:span text:style-name="T27">exists</text:span><text:span text:style-name="T23"> method is called to perform the test.</text:span></text:p>
      <text:p text:style-name="P6"/>
      <text:p text:style-name="P9"><text:span text:style-name="T23">A boolean true is returned if a property exists at </text:span><text:span text:style-name="T27">$offset</text:span><text:span text:style-name="T23">, otherwise boolean false is returned.</text:span></text:p>
      <text:p text:style-name="P6"/>
      <text:p text:style-name="P6"/>
      <text:p text:style-name="P9">offsetUnset</text:p>
      <text:p text:style-name="P6"/>
      <text:p text:style-name="P6">Unset the named variable ($offset), if it exists.</text:p>
      <text:p text:style-name="P6"/>
      <text:p text:style-name="P15">/**</text:p>
      <text:p text:style-name="P14"><text:s/>* offsetUnset</text:p>
      <text:p text:style-name="P14"><text:s/>*</text:p>
      <text:p text:style-name="P14"><text:s/>* Unset the provided offset</text:p>
      <text:p text:style-name="P14"><text:s/>* @param mixed $offset = offset to unset</text:p>
      <text:p text:style-name="P14"><text:s/>*/</text:p>
      <text:p text:style-name="P14">public function offsetUnset($offset)</text:p>
      <text:p text:style-name="P14">{</text:p>
      <text:p text:style-name="P14"><text:tab/>$this-&gt;delete($offset);</text:p>
      <text:p text:style-name="P14">}</text:p>
      <text:p text:style-name="P6"/>
      <text:p text:style-name="P9"><text:span text:style-name="T23">The </text:span><text:span text:style-name="T22">offsetUnset</text:span><text:span text:style-name="T23"> method expects 1 mandatory parameter:</text:span></text:p>
      <text:p text:style-name="P6"/>
      <text:p text:style-name="P27"><text:span text:style-name="T16">$offset</text:span><text:span text:style-name="T23"> <text:s/>= name of the property (variable) to unset (delete).</text:span></text:p>
      <text:p text:style-name="P6"/>
      <text:p text:style-name="P9"><text:span text:style-name="T23">The </text:span><text:span text:style-name="T27">delete</text:span><text:span text:style-name="T23"> method is called to perform the test.</text:span></text:p>
      <text:p text:style-name="P6"/>
      <text:p text:style-name="P6"/>
      <text:p text:style-name="P21"/>
      <text:p text:style-name="P18">Example(s)</text:p>
      <text:p text:style-name="P17"/>
      <text:p text:style-name="P17"/>
      <text:p text:style-name="P18">Source Listing</text:p>
      <text:p text:style-name="P17"/>
      <text:p text:style-name="P17">The complete class listing for the Properties library class, as documented above.</text:p>
      <text:p text:style-name="P17"/>
      <text:p text:style-name="P17">Additional code:</text:p>
      <text:list xml:id="list758840006" text:style-name="L3">
        <text:list-item>
          <text:p text:style-name="P36"><text:span text:style-name="T12">The namespace for the Properties class is </text:span><text:span text:style-name="T20">Library;</text:span></text:p>
        </text:list-item>
        <text:list-item>
          <text:p text:style-name="P37"><text:span text:style-name="T12">A private method, </text:span><text:span text:style-name="T28">throwException</text:span><text:span text:style-name="T12">, provides a common class method for throwing a </text:span><text:span text:style-name="T13">\Library\Properties\Exception</text:span><text:span text:style-name="T12"> exception.</text:span></text:p>
        </text:list-item>
      </text:list>
      <text:p text:style-name="P25"/>
      <text:list xml:id="list1912964374" text:continue-numbering="true" text:style-name="L3">
        <text:list-header>
          <text:p text:style-name="P38"/>
        </text:list-header>
      </text:list>
      <text:p text:style-name="P25"/>
      <text:p text:style-name="P25"/>
      <text:p text:style-name="P31">&lt;?php</text:p>
      <text:p text:style-name="P19">namespace Library;</text:p>
      <text:p text:style-name="P19"/>
      <text:p text:style-name="P19">/*</text:p>
      <text:p text:style-name="P19"><text:s/>*<text:tab/><text:tab/>Library\Properties is copyright © 2012. EarthWalk Software.</text:p>
      <text:p text:style-name="P19"><text:s/>* <text:tab/><text:tab/>Licensed under the Academic Free License version 3.0</text:p>
      <text:p text:style-name="P19"><text:s/>* <text:tab/><text:tab/>Refer to the file named License.txt provided with the source, </text:p>
      <text:p text:style-name="P19"><text:s/>* <text:tab/><text:tab/><text:tab/>or from http://opensource.org/licenses/academic.php</text:p>
      <text:p text:style-name="P19">*/</text:p>
      <text:p text:style-name="P19">/**</text:p>
      <text:p text:style-name="P19"><text:s/>* Library\Properties.</text:p>
      <text:p text:style-name="P19"><text:s/>*</text:p>
      <text:p text:style-name="P19"><text:s/>* General purpose properties class.</text:p>
      <text:p text:style-name="P19"><text:s/>* @author Jay Wheeler</text:p>
      <text:p text:style-name="P19"><text:s/>* @version 1.0</text:p>
      <text:p text:style-name="P19"><text:s/>* @copyright © 2012 EarthWalk Software.</text:p>
      <text:p text:style-name="P19"><text:s/>* @license Licensed under the Academic Free License version 3.0</text:p>
      <text:p text:style-name="P19"><text:s/>* @package Library</text:p>
      <text:p text:style-name="P19"><text:s/>* @subpackage Properties</text:p>
      <text:p text:style-name="P19"><text:s/>*/</text:p>
      <text:p text:style-name="P19">class Properties implements \ArrayAccess</text:p>
      <text:p text:style-name="P19">{</text:p>
      <text:p text:style-name="P19"><text:tab/>/**</text:p>
      <text:p text:style-name="P19"><text:tab/> * __construct</text:p>
      <text:p text:style-name="P19"><text:tab/> *</text:p>
      <text:p text:style-name="P19"><text:tab/> * Class constructor</text:p>
      <text:p text:style-name="P19"><text:tab/> * @param array|object $properties = (optional) properties to initialize</text:p>
      <text:p text:style-name="P19"><text:tab/> */</text:p>
      <text:p text:style-name="P19"><text:tab/>public function __construct($properties=null)</text:p>
      <text:p text:style-name="P19"><text:tab/>{</text:p>
      <text:p text:style-name="P19"><text:tab/><text:tab/>if ($properties)</text:p>
      <text:p text:style-name="P19"><text:tab/><text:tab/>{</text:p>
      <text:p text:style-name="P19"><text:tab/><text:tab/><text:tab/>if (is_object($properties))</text:p>
      <text:p text:style-name="P19"><text:tab/><text:tab/><text:tab/>{</text:p>
      <text:p text:style-name="P19"><text:tab/><text:tab/><text:tab/><text:tab/>$properties = $properties-&gt;properties();</text:p>
      <text:p text:style-name="P19"><text:tab/><text:tab/><text:tab/>}</text:p>
      <text:p text:style-name="P19"/>
      <text:p text:style-name="P19"><text:tab/><text:tab/><text:tab/>if (! is_array($properties))</text:p>
      <text:p text:style-name="P19"><text:tab/><text:tab/><text:tab/>{</text:p>
      <text:p text:style-name="P19"><text:tab/><text:tab/><text:tab/><text:tab/>$properties = array($properties);</text:p>
      <text:p text:style-name="P19"><text:tab/><text:tab/><text:tab/>}</text:p>
      <text:p text:style-name="P19"/>
      <text:p text:style-name="P19"><text:tab/><text:tab/><text:tab/>$this-&gt;setProperties($properties);</text:p>
      <text:p text:style-name="P19"><text:tab/><text:tab/>}</text:p>
      <text:p text:style-name="P19"><text:tab/>}</text:p>
      <text:p text:style-name="P19"/>
      <text:p text:style-name="P19"><text:tab/>/**</text:p>
      <text:p text:style-name="P19"><text:tab/> * __destruct</text:p>
      <text:p text:style-name="P19"><text:tab/> *</text:p>
      <text:p text:style-name="P19"><text:tab/> * Class destructor</text:p>
      <text:p text:style-name="P19"><text:tab/> */</text:p>
      <text:p text:style-name="P19"><text:tab/>public function __destruct()</text:p>
      <text:p text:style-name="P19"><text:tab/>{</text:p>
      <text:p text:style-name="P19"><text:tab/>}</text:p>
      <text:p text:style-name="P19"/>
      <text:p text:style-name="P19"><text:tab/>/**</text:p>
      <text:p text:style-name="P19"><text:tab/> * __set</text:p>
      <text:p text:style-name="P19"><text:tab/> *</text:p>
      <text:p text:style-name="P19"><text:tab/> * Set a property to a value</text:p>
      <text:p text:style-name="P19"><text:tab/> * @param string $property = property name</text:p>
      <text:p text:style-name="P19"><text:tab/> * @param mixed $value = property value</text:p>
      <text:p text:style-name="P19"><text:tab/> */</text:p>
      <text:p text:style-name="P19"><text:tab/>public function __set($property, $value)</text:p>
      <text:p text:style-name="P19"><text:tab/>{</text:p>
      <text:p text:style-name="P19"><text:tab/><text:tab/>$this-&gt;$property = $value;</text:p>
      <text:p text:style-name="P19"><text:tab/>}</text:p>
      <text:p text:style-name="P19"><text:soft-page-break/></text:p>
      <text:p text:style-name="P19"><text:tab/>/**</text:p>
      <text:p text:style-name="P19"><text:tab/> * __get</text:p>
      <text:p text:style-name="P19"><text:tab/> *</text:p>
      <text:p text:style-name="P19"><text:tab/> * Get a property value</text:p>
      <text:p text:style-name="P19"><text:tab/> * @param string $property = name of the property to get</text:p>
      <text:p text:style-name="P19"><text:tab/> * @return mixed $value = property value, null if not set</text:p>
      <text:p text:style-name="P19"><text:tab/> */</text:p>
      <text:p text:style-name="P19"><text:tab/>public function __get($property)</text:p>
      <text:p text:style-name="P19"><text:tab/>{</text:p>
      <text:p text:style-name="P19"><text:tab/><text:tab/>if (! isset($this-&gt;{$property}))</text:p>
      <text:p text:style-name="P19"><text:tab/><text:tab/>{</text:p>
      <text:p text:style-name="P19"><text:tab/><text:tab/><text:tab/>return null;</text:p>
      <text:p text:style-name="P19"><text:tab/><text:tab/>}</text:p>
      <text:p text:style-name="P19"/>
      <text:p text:style-name="P19"><text:tab/><text:tab/>return $this-&gt;{$property};</text:p>
      <text:p text:style-name="P19"><text:tab/>}</text:p>
      <text:p text:style-name="P19"/>
      <text:p text:style-name="P19"><text:tab/>/**</text:p>
      <text:p text:style-name="P19"><text:tab/> * get</text:p>
      <text:p text:style-name="P19"><text:tab/> *</text:p>
      <text:p text:style-name="P19"><text:tab/> * Returns a property value by reference</text:p>
      <text:p text:style-name="P19"><text:tab/> * @param mixed $property = property to get</text:p>
      <text:p text:style-name="P19"><text:tab/> * @return mixed $value = value of property</text:p>
      <text:p text:style-name="P19"><text:tab/> */</text:p>
      <text:p text:style-name="P19"><text:tab/>public function &amp;get($property)</text:p>
      <text:p text:style-name="P19"><text:tab/>{</text:p>
      <text:p text:style-name="P19"><text:tab/><text:tab/>if ($this-&gt;exists($property))</text:p>
      <text:p text:style-name="P19"><text:tab/><text:tab/>{</text:p>
      <text:p text:style-name="P19"><text:tab/><text:tab/><text:tab/>return $this-&gt;{$property};</text:p>
      <text:p text:style-name="P19"><text:tab/><text:tab/>}</text:p>
      <text:p text:style-name="P19"/>
      <text:p text:style-name="P19"><text:tab/><text:tab/>return null;</text:p>
      <text:p text:style-name="P19"><text:tab/>}</text:p>
      <text:p text:style-name="P19"/>
      <text:p text:style-name="P19"><text:tab/>/**</text:p>
      <text:p text:style-name="P19"><text:tab/> * delete</text:p>
      <text:p text:style-name="P19"><text:tab/> *</text:p>
      <text:p text:style-name="P19"><text:tab/> * unset the property</text:p>
      <text:p text:style-name="P19"><text:tab/> * @param $property = name of the property to unset</text:p>
      <text:p text:style-name="P19"><text:tab/> */</text:p>
      <text:p text:style-name="P19"><text:tab/>public function delete($property)</text:p>
      <text:p text:style-name="P19"><text:tab/>{</text:p>
      <text:p text:style-name="P19"><text:tab/><text:tab/>if ($this-&gt;exists($property))</text:p>
      <text:p text:style-name="P19"><text:tab/><text:tab/>{</text:p>
      <text:p text:style-name="P19"><text:tab/><text:tab/><text:tab/>unset($this-&gt;{$property});</text:p>
      <text:p text:style-name="P19"><text:tab/><text:tab/>}</text:p>
      <text:p text:style-name="P19"><text:tab/>}</text:p>
      <text:p text:style-name="P19"/>
      <text:p text:style-name="P19"/>
      <text:p text:style-name="P22"><text:tab/>/**</text:p>
      <text:p text:style-name="P19"><text:tab/> * unsetProperties</text:p>
      <text:p text:style-name="P19"><text:tab/> *</text:p>
      <text:p text:style-name="P19"><text:tab/> * Unset property values from an array of property names</text:p>
      <text:p text:style-name="P19"><text:tab/> * @param array $properties = array containing property names to unset</text:p>
      <text:p text:style-name="P19"><text:tab/> * @throws \Library\Properties\Exception</text:p>
      <text:p text:style-name="P19"><text:tab/> */</text:p>
      <text:p text:style-name="P19"><text:tab/>public function unsetProperties($properties)</text:p>
      <text:p text:style-name="P19"><text:tab/>{</text:p>
      <text:p text:style-name="P19"><text:tab/><text:tab/>if ((! is_array($properties)) || (count($properties) == 0))</text:p>
      <text:p text:style-name="P19"><text:tab/><text:tab/>{</text:p>
      <text:p text:style-name="P19"><text:tab/><text:tab/><text:tab/>$this-&gt;throwException('MissingPropertiesArray');</text:p>
      <text:p text:style-name="P19"><text:tab/><text:tab/>}</text:p>
      <text:p text:style-name="P19"/>
      <text:p text:style-name="P19"><text:tab/><text:tab/>foreach($properties as $index =&gt; $property)</text:p>
      <text:p text:style-name="P19"><text:tab/><text:tab/>{</text:p>
      <text:p text:style-name="P19"><text:tab/><text:tab/><text:tab/>$this-&gt;delete($property);</text:p>
      <text:p text:style-name="P19"><text:tab/><text:tab/>}</text:p>
      <text:p text:style-name="P19"><text:tab/>}</text:p>
      <text:p text:style-name="P19"/>
      <text:p text:style-name="P19"><text:tab/>/**</text:p>
      <text:p text:style-name="P19"><text:tab/> * setProperties</text:p>
      <text:p text:style-name="P19"><text:tab/> *</text:p>
      <text:p text:style-name="P19"><text:tab/> * Set property values from an associative array</text:p>
      <text:p text:style-name="P19"><text:tab/> * @param array $properties = array containing property names and values to set</text:p>
      <text:p text:style-name="P19"><text:tab/> * @param boolean $replace = (optional) replace existing values if true, </text:p>
      <text:p text:style-name="P19"><text:tab/> * <text:s text:c="36"/>don't if false (default = true)</text:p>
      <text:p text:style-name="P19"><text:tab/> * @throws \Library\Properties\Exception</text:p>
      <text:p text:style-name="P19"><text:tab/> */</text:p>
      <text:p text:style-name="P19"><text:tab/>public function setProperties($properties, $replace=true)</text:p>
      <text:p text:style-name="P19"><text:tab/>{</text:p>
      <text:p text:style-name="P19"><text:tab/><text:tab/>if ((! is_array($properties)) || (count($properties) == 0))</text:p>
      <text:p text:style-name="P19"><text:tab/><text:tab/>{</text:p>
      <text:p text:style-name="P19"><text:tab/><text:tab/><text:tab/>$this-&gt;throwException('MissingPropertiesArray');</text:p>
      <text:p text:style-name="P19"><text:tab/><text:tab/>}</text:p>
      <text:p text:style-name="P19"/>
      <text:p text:style-name="P19"><text:tab/><text:tab/>foreach($properties as $property =&gt; $value)</text:p>
      <text:p text:style-name="P19"><text:tab/><text:tab/>{</text:p>
      <text:p text:style-name="P19"><text:tab/><text:tab/><text:tab/>$exists = $this-&gt;exists($property);</text:p>
      <text:p text:style-name="P19"><text:tab/><text:tab/><text:tab/>if ((! $exists) || ($exists &amp;&amp; $replace))</text:p>
      <text:p text:style-name="P19"><text:tab/><text:tab/><text:tab/>{</text:p>
      <text:p text:style-name="P19"><text:tab/><text:tab/><text:tab/><text:tab/>$this-&gt;__set($property, $value);</text:p>
      <text:p text:style-name="P19"><text:tab/><text:tab/><text:tab/>}</text:p>
      <text:p text:style-name="P19"><text:tab/><text:tab/>}</text:p>
      <text:p text:style-name="P19"><text:tab/>}</text:p>
      <text:p text:style-name="P19"/>
      <text:p text:style-name="P19"><text:tab/>/**</text:p>
      <text:p text:style-name="P19"><text:tab/> * exists</text:p>
      <text:p text:style-name="P19"><text:tab/> *</text:p>
      <text:p text:style-name="P19"><text:tab/> * Return true if property is set, false if not</text:p>
      <text:p text:style-name="P19"><text:tab/> * @param string $property = name of property to test</text:p>
      <text:p text:style-name="P19"><text:tab/> * @return boolean $value = true if set, false if not</text:p>
      <text:p text:style-name="P19"><text:tab/> */</text:p>
      <text:p text:style-name="P19"><text:tab/>public function exists($property)</text:p>
      <text:p text:style-name="P19"><text:tab/>{</text:p>
      <text:p text:style-name="P19"><text:tab/><text:tab/>return isset($this-&gt;{$property});</text:p>
      <text:p text:style-name="P19"><text:tab/>}</text:p>
      <text:p text:style-name="P19"/>
      <text:p text:style-name="P19"/>
      <text:p text:style-name="P22"><text:tab/>/**</text:p>
      <text:p text:style-name="P19"><text:tab/> * properties</text:p>
      <text:p text:style-name="P19"><text:tab/> *</text:p>
      <text:p text:style-name="P19"><text:tab/> * Return an associative array containing all object properties and their values</text:p>
      <text:p text:style-name="P19"><text:tab/> * @return array $properties</text:p>
      <text:p text:style-name="P19"><text:tab/> */</text:p>
      <text:p text:style-name="P19"><text:tab/>public function properties()</text:p>
      <text:p text:style-name="P19"><text:tab/>{</text:p>
      <text:p text:style-name="P19"><text:tab/><text:tab/>return get_object_vars($this);</text:p>
      <text:p text:style-name="P19"><text:tab/>}</text:p>
      <text:p text:style-name="P19"/>
      <text:p text:style-name="P19"><text:tab/>/**</text:p>
      <text:p text:style-name="P19"><text:tab/> * offsetSet</text:p>
      <text:p text:style-name="P19"><text:tab/> *</text:p>
      <text:p text:style-name="P19"><text:tab/> * Set the value at the indicated offset</text:p>
      <text:p text:style-name="P19"><text:tab/> * @param mixed $offset = offset to the entry (property name)</text:p>
      <text:p text:style-name="P19"><text:tab/> * @param mixed $value = value of property</text:p>
      <text:p text:style-name="P19"><text:tab/> */</text:p>
      <text:p text:style-name="P19"><text:tab/>public function offsetSet($offset, $value)</text:p>
      <text:p text:style-name="P19"><text:tab/>{</text:p>
      <text:p text:style-name="P19"><text:tab/><text:tab/>$this-&gt;__set($offset, $value);</text:p>
      <text:p text:style-name="P19"><text:tab/>}</text:p>
      <text:p text:style-name="P19"/>
      <text:p text:style-name="P19"><text:tab/>/**</text:p>
      <text:p text:style-name="P19"><text:tab/> * offsetGet</text:p>
      <text:p text:style-name="P19"><text:tab/> *</text:p>
      <text:p text:style-name="P19"><text:tab/> * Get the value at the indicated offset</text:p>
      <text:p text:style-name="P19"><text:tab/> * @param mixed $offset = offset to the entry (property name)</text:p>
      <text:p text:style-name="P19"><text:tab/> * @returns mixed $value = value of property, null if not found</text:p>
      <text:p text:style-name="P19"><text:tab/> */</text:p>
      <text:p text:style-name="P19"><text:tab/>public function offsetGet($offset)</text:p>
      <text:p text:style-name="P19"><text:tab/>{</text:p>
      <text:p text:style-name="P19"><text:tab/><text:tab/>return $this-&gt;__get($offset);</text:p>
      <text:p text:style-name="P19"><text:tab/>}</text:p>
      <text:p text:style-name="P19"/>
      <text:p text:style-name="P19"><text:tab/>/**</text:p>
      <text:p text:style-name="P19"><text:tab/> * offsetExists</text:p>
      <text:p text:style-name="P19"><text:tab/> *</text:p>
      <text:p text:style-name="P19"><text:tab/> * Returns true if the offset exists, false if not</text:p>
      <text:p text:style-name="P19"><text:tab/> * @param mixed $offset = offset (property) to test for existence</text:p>
      <text:p text:style-name="P19"><text:tab/> */</text:p>
      <text:p text:style-name="P19"><text:tab/>public function offsetExists($offset)</text:p>
      <text:p text:style-name="P19"><text:tab/>{</text:p>
      <text:p text:style-name="P19"><text:tab/><text:tab/>return $this-&gt;exists($offset);</text:p>
      <text:p text:style-name="P19"><text:tab/>}</text:p>
      <text:p text:style-name="P19"/>
      <text:p text:style-name="P19"><text:tab/>/**</text:p>
      <text:p text:style-name="P19"><text:tab/> * offsetUnset</text:p>
      <text:p text:style-name="P19"><text:tab/> *</text:p>
      <text:p text:style-name="P19"><text:tab/> * Unset the provided offset</text:p>
      <text:p text:style-name="P19"><text:tab/> * @param mixed $offset = offset to unset</text:p>
      <text:p text:style-name="P19"><text:tab/> */</text:p>
      <text:p text:style-name="P19"><text:tab/>public function offsetUnset($offset)</text:p>
      <text:p text:style-name="P19"><text:tab/>{</text:p>
      <text:p text:style-name="P19"><text:tab/><text:tab/>$this-&gt;delete($offset);</text:p>
      <text:p text:style-name="P19"><text:tab/>}</text:p>
      <text:p text:style-name="P19"/>
      <text:p text:style-name="P19"/>
      <text:p text:style-name="P22"><text:tab/>/**</text:p>
      <text:p text:style-name="P19"><text:tab/> * throwException</text:p>
      <text:p text:style-name="P19"><text:tab/> *</text:p>
      <text:p text:style-name="P19"><text:tab/> * Throw the requested exception code</text:p>
      <text:p text:style-name="P19"><text:tab/> * @param integer $code = Exception code to throw</text:p>
      <text:p text:style-name="P19"><text:tab/> * @throws \Library\Properties\Exception</text:p>
      <text:p text:style-name="P19"><text:tab/> */</text:p>
      <text:p text:style-name="P19"><text:tab/>private function throwException($code)</text:p>
      <text:p text:style-name="P19"><text:tab/>{</text:p>
      <text:p text:style-name="P19"><text:tab/><text:tab/>throw new \Library\Properties\Exception($code);</text:p>
      <text:p text:style-name="P19"><text:tab/>}</text:p>
      <text:p text:style-name="P19"/>
      <text:p text:style-name="P19">}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30T10:53:45</dc:date>
    <dc:creator>Jay Wheeler</dc:creator>
    <meta:editing-duration>PT21H17M56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12" meta:paragraph-count="491" meta:word-count="2056" meta:character-count="13614"/>
  </office:meta>
</office:document-meta>
</file>